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1a7" officeooo:paragraph-rsid="001a71a7"/>
    </style:style>
    <style:style style:name="P2" style:family="paragraph" style:parent-style-name="Standard">
      <style:text-properties fo:color="#00a933" loext:opacity="100%" fo:font-weight="bold" officeooo:rsid="001a71a7" officeooo:paragraph-rsid="001a71a7" style:font-weight-asian="bold" style:font-weight-complex="bold"/>
    </style:style>
    <style:style style:name="P3" style:family="paragraph" style:parent-style-name="Standard">
      <style:text-properties fo:color="#00a933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USE <text:s text:c="22"/></text:p>
      <text:p text:style-name="Standard"/>
      <text:p text:style-name="Standard"/>
      <text:p text:style-name="P3">48,Y,F,3.88</text:p>
      <text:p text:style-name="P3">52,A,T,5.20</text:p>
      <text:p text:style-name="P3">47,A,S,5.59</text:p>
      <text:p text:style-name="P3">99,C,R,9.50</text:p>
      <text:p text:style-name="P3">54,Q,T,10.00</text:p>
      <text:p text:style-name="P3">177,Q,H,11.51</text:p>
      <text:p text:style-name="P3">144,Q,H,11.60</text:p>
      <text:p text:style-name="P3">178,A,T,14.81</text:p>
      <text:p text:style-name="P3">74,A,G,14.29</text:p>
      <text:p text:style-name="P3">143,S,E,15.29</text:p>
      <text:p text:style-name="P3">139,L,F,16.28</text:p>
      <text:p text:style-name="P3">87,T,K,16.44</text:p>
      <text:p text:style-name="P3">142,S,P,16.44</text:p>
      <text:p text:style-name="P3">102,S,G,16.77</text:p>
      <text:p text:style-name="P3">104,F,Y,16.10</text:p>
      <text:p text:style-name="P3">24,L,I,18.69</text:p>
      <text:p text:style-name="P3">60,A,T,19.05</text:p>
      <text:p text:style-name="P3">181,S,R,19.54</text:p>
      <text:p text:style-name="P3">4,R,S,19.64</text:p>
      <text:p text:style-name="P3">107,S,N,19.80</text:p>
      <text:p text:style-name="Standard">25,N,D,20.70</text:p>
      <text:p text:style-name="Standard">148,E,D,20.84</text:p>
      <text:p text:style-name="Standard">173,H,R,20.19</text:p>
      <text:p text:style-name="Standard">182,T,I,20.11</text:p>
      <text:p text:style-name="Standard">3,N,K,21.63</text:p>
      <text:p text:style-name="Standard">137,D,E,21.60</text:p>
      <text:p text:style-name="Standard">184,K,Q,21.90</text:p>
      <text:p text:style-name="Standard">120,K,N,22.14</text:p>
      <text:p text:style-name="Standard">22,L,N,22.91</text:p>
      <text:p text:style-name="Standard">71,I,T,23.11</text:p>
      <text:p text:style-name="Standard">126,T,S,23.16</text:p>
      <text:p text:style-name="Standard">40,V,I,23.17</text:p>
      <text:p text:style-name="Standard">119,E,D,23.30</text:p>
      <text:p text:style-name="Standard">27,E,G,24.28</text:p>
      <text:p text:style-name="Standard">29,Y,F,26.66</text:p>
      <text:p text:style-name="Standard">30,I,V,26.67</text:p>
      <text:p text:style-name="Standard">69,G,N,27.97</text:p>
      <text:p text:style-name="Standard">35,F,Y,28.03</text:p>
      <text:p text:style-name="Standard">31,Q,N,28.12</text:p>
      <text:p text:style-name="Standard">16,I,V,27.12</text:p>
      <text:p text:style-name="Standard">188,L,M,27.64</text:p>
      <text:p text:style-name="Standard">33,K,Q,30.54</text:p>
      <text:p text:style-name="Standard">67,N,P,30.74</text:p>
      <text:p text:style-name="Standard">192,K,N,33.41</text:p>
      <text:p text:style-name="Standard">194,F,T,34.61</text:p>
      <text:p text:style-name="Standard">195,N,S,35.43</text:p>
      <text:p text:style-name="Standard"/>
      <text:p text:style-name="Standard"/>
      <text:p text:style-name="Standard"><text:soft-page-break/></text:p>
      <text:p text:style-name="P1">HUMAN</text:p>
      <text:p text:style-name="P1"/>
      <text:p text:style-name="P2">48,Y,F,3.84</text:p>
      <text:p text:style-name="P2">52,A,T,5.49</text:p>
      <text:p text:style-name="P2">47,A,S,5.62</text:p>
      <text:p text:style-name="P2">99,C,R,9.72</text:p>
      <text:p text:style-name="P2">54,Q,T,10.42</text:p>
      <text:p text:style-name="P2">177,Q,H,11.46</text:p>
      <text:p text:style-name="P2">144,Q,H,11.47</text:p>
      <text:p text:style-name="P2">178,A,T,14.21</text:p>
      <text:p text:style-name="P2">74,A,G,14.58</text:p>
      <text:p text:style-name="P2">143,S,E,15.12</text:p>
      <text:p text:style-name="P2">139,L,F,16.54</text:p>
      <text:p text:style-name="P2">142,S,P,16.59</text:p>
      <text:p text:style-name="P2">87,T,K,16.84</text:p>
      <text:p text:style-name="P2">104,F,Y,17.08</text:p>
      <text:p text:style-name="P2">3,N,K,17.66</text:p>
      <text:p text:style-name="P2">24,L,I,18.51</text:p>
      <text:p text:style-name="P2">102,S,G,18.15</text:p>
      <text:p text:style-name="P2">60,A,T,19.79</text:p>
      <text:p text:style-name="P2">181,S,R,19.23</text:p>
      <text:p text:style-name="P2">173,H,R,19.61</text:p>
      <text:p text:style-name="P1">137,D,E,20.00</text:p>
      <text:p text:style-name="P1">107,S,N,20.17</text:p>
      <text:p text:style-name="P1">4,R,S,20.34</text:p>
      <text:p text:style-name="P1">182,T,I,20.32</text:p>
      <text:p text:style-name="P1">148,E,D,21.00</text:p>
      <text:p text:style-name="P1">25,N,D,21.04</text:p>
      <text:p text:style-name="P1">184,K,Q,21.63</text:p>
      <text:p text:style-name="P1">126,T,S,22.73</text:p>
      <text:p text:style-name="P1">22,L,N,22.95</text:p>
      <text:p text:style-name="P1">120,K,N,23.20</text:p>
      <text:p text:style-name="P1">71,I,T,23.52</text:p>
      <text:p text:style-name="P1">119,E,D,23.63</text:p>
      <text:p text:style-name="P1">40,V,I,23.80</text:p>
      <text:p text:style-name="P1">27,E,G,26.43</text:p>
      <text:p text:style-name="P1">16,I,V,26.28</text:p>
      <text:p text:style-name="P1">30,I,V,26.56</text:p>
      <text:p text:style-name="P1">29,Y,F,26.74</text:p>
      <text:p text:style-name="P1">188,L,M,27.52</text:p>
      <text:p text:style-name="P1">31,Q,N,28.45</text:p>
      <text:p text:style-name="P1">35,F,Y,28.75</text:p>
      <text:p text:style-name="P1">69,G,N,29.45</text:p>
      <text:p text:style-name="P1">33,K,Q,30.95</text:p>
      <text:p text:style-name="P1">67,N,P,30.95</text:p>
      <text:p text:style-name="P1">192,K,N,33.42</text:p>
      <text:p text:style-name="P1">194,F,T,34.61</text:p>
      <text:p text:style-name="P1">195,N,S,37.01</text:p>
      <text:p text:style-name="P1">196,T,-,39.01</text:p>
      <text:p text:style-name="P1">197,H,-,39.8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4:38:20.999120318</meta:creation-date>
    <dc:date>2025-03-24T14:46:56.598493116</dc:date>
    <meta:editing-duration>PT8M44S</meta:editing-duration>
    <meta:editing-cycles>1</meta:editing-cycles>
    <meta:document-statistic meta:table-count="0" meta:image-count="0" meta:object-count="0" meta:page-count="2" meta:paragraph-count="96" meta:word-count="96" meta:character-count="1195" meta:non-whitespace-character-count="1172"/>
    <meta:generator>LibreOffice/7.5.9.2$Linux_X86_64 LibreOffice_project/50$Build-2</meta:generator>
  </office:meta>
</office:document-meta>
</file>